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numérique<text:line-break/>Fraction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e résultat<text:line-break/>sous forme de fraction <text:line-break/>irréductib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12.784cm" svg:height="4.989cm" svg:x="7.4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2.575cm" svg:height="4.989cm" svg:x="8.4cm" svg:y="3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1.259cm" svg:height="4.989cm" svg:x="8.4cm" svg:y="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3.573cm" svg:height="4.989cm" svg:x="7cm" svg:y="4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4.868cm" svg:height="4.989cm" svg:x="7.132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20.935cm" svg:height="4.989cm" svg:x="3.665cm" svg:y="4.01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8.948cm" svg:height="10.083cm" svg:x="4.4cm" svg:y="3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16.184cm" svg:height="7.431cm" svg:x="6.2cm" svg:y="3.7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19.297cm" svg:height="10.083cm" svg:x="5.8cm" svg:y="3.9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21.238cm" svg:height="7.431cm" svg:x="3.2cm" svg:y="3.76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09T06:50:32.850000000</dc:date>
    <meta:editing-duration>PT31M10S</meta:editing-duration>
    <meta:editing-cycles>7</meta:editing-cycles>
    <meta:generator>LibreOffice/6.3.6.2$Windows_X86_64 LibreOffice_project/2196df99b074d8a661f4036fca8fa0cbfa33a497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frac>
        <mn>5</mn>
        <mn>7</mn>
      </mfrac>
      <mrow>
        <mtext> </mtext>
        <mo stretchy="false">−</mo>
        <mtext> </mtext>
      </mrow>
      <mfrac>
        <mn>5</mn>
        <mn>7</mn>
      </mfrac>
      <mrow>
        <mtext> </mtext>
        <mo stretchy="false">×</mo>
        <mtext> </mtext>
      </mrow>
      <mfrac>
        <mn>10</mn>
        <mn>7</mn>
      </mfrac>
    </mrow>
    <annotation encoding="StarMath 5.0">5 over 7" " -" " 5 over 7 " "times " "10 over 7</annotation>
  </semantics>
</math>
</file>

<file path=Object 11/content.xml><?xml version="1.0" encoding="utf-8"?>
<math xmlns="http://www.w3.org/1998/Math/MathML" display="block">
  <semantics>
    <mrow>
      <mfrac>
        <mn>5</mn>
        <mn>7</mn>
      </mfrac>
      <mrow>
        <mtext> </mtext>
        <mo stretchy="false">−</mo>
        <mtext> </mtext>
      </mrow>
      <mfrac>
        <mn>5</mn>
        <mn>7</mn>
      </mfrac>
      <mrow>
        <mtext> </mtext>
        <mo stretchy="false">×</mo>
        <mtext> </mtext>
      </mrow>
      <mfrac>
        <mn>10</mn>
        <mn>7</mn>
      </mfrac>
      <mrow>
        <mtext> </mtext>
        <mo stretchy="false">=</mo>
        <mtext> </mtext>
      </mrow>
      <mstyle color="green">
        <mrow>
          <mrow>
            <mo stretchy="false">−</mo>
            <mspace width="0.5em"/>
          </mrow>
          <mfrac>
            <mn>15</mn>
            <mn>49</mn>
          </mfrac>
        </mrow>
      </mstyle>
    </mrow>
    <annotation encoding="StarMath 5.0">5 over 7" " -" "5 over 7 " "times " "10 over 7" "=" "color green { -`{15 over 49} }</annotation>
  </semantics>
</math>
</file>

<file path=Object 2/content.xml><?xml version="1.0" encoding="utf-8"?>
<math xmlns="http://www.w3.org/1998/Math/MathML" display="block">
  <semantics>
    <mrow>
      <mfrac>
        <mn>7</mn>
        <mn>2</mn>
      </mfrac>
      <mrow>
        <mtext> </mtext>
        <mo stretchy="false">+</mo>
        <mtext> </mtext>
      </mrow>
      <mfrac>
        <mn>5</mn>
        <mn>2</mn>
      </mfrac>
      <mrow>
        <mtext> </mtext>
        <mo stretchy="false">×</mo>
        <mtext> </mtext>
      </mrow>
      <mfrac>
        <mn>10</mn>
        <mn>7</mn>
      </mfrac>
    </mrow>
    <annotation encoding="StarMath 5.0">7 over 2 " "+" " 5 over 2 " "times " "10 over 7</annotation>
  </semantics>
</math>
</file>

<file path=Object 3/content.xml><?xml version="1.0" encoding="utf-8"?>
<math xmlns="http://www.w3.org/1998/Math/MathML" display="block">
  <semantics>
    <mrow>
      <mn>1</mn>
      <mrow>
        <mtext> </mtext>
        <mo stretchy="false">−</mo>
        <mtext> </mtext>
      </mrow>
      <mfrac>
        <mn>3</mn>
        <mn>5</mn>
      </mfrac>
      <mrow>
        <mtext> </mtext>
        <mo stretchy="false">×</mo>
        <mtext> </mtext>
      </mrow>
      <mfrac>
        <mn>5</mn>
        <mn>3</mn>
      </mfrac>
    </mrow>
    <annotation encoding="StarMath 5.0">1 " "- " "3 over 5 " "times" " 5 over 3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text> </mtext>
        <mo stretchy="false">+</mo>
        <mtext> </mtext>
      </mrow>
      <mfrac>
        <mn>17</mn>
        <mn>10</mn>
      </mfrac>
      <mrow>
        <mtext> </mtext>
        <mo stretchy="false">÷</mo>
        <mtext> </mtext>
      </mrow>
      <mfrac>
        <mn>17</mn>
        <mn>5</mn>
      </mfrac>
    </mrow>
    <annotation encoding="StarMath 5.0">1 over 2 " "+" "17 over 10 " "div" "17 over 5</annotation>
  </semantics>
</math>
</file>

<file path=Object 5/content.xml><?xml version="1.0" encoding="utf-8"?>
<math xmlns="http://www.w3.org/1998/Math/MathML" display="block">
  <semantics>
    <mrow>
      <mfrac>
        <mn>17</mn>
        <mn>2</mn>
      </mfrac>
      <mrow>
        <mtext> </mtext>
        <mo stretchy="false">÷</mo>
        <mtext> </mtext>
      </mrow>
      <mfrac>
        <mn>17</mn>
        <mn>2</mn>
      </mfrac>
      <mrow>
        <mtext> </mtext>
        <mo stretchy="false">×</mo>
        <mtext> </mtext>
      </mrow>
      <mfrac>
        <mn>17</mn>
        <mn>2</mn>
      </mfrac>
    </mrow>
    <annotation encoding="StarMath 5.0">17 over 2 " "div" "  17 over 2 " "times " "17 over 2</annotation>
  </semantics>
</math>
</file>

<file path=Object 6/content.xml><?xml version="1.0" encoding="utf-8"?>
<math xmlns="http://www.w3.org/1998/Math/MathML" display="block">
  <semantics>
    <mtable>
      <mtr>
        <mtd>
          <mrow>
            <mtext/>
            <mfrac>
              <mn>7</mn>
              <mn>2</mn>
            </mfrac>
            <mrow>
              <mtext> </mtext>
              <mo stretchy="false">+</mo>
              <mtext> </mtext>
            </mrow>
            <mfrac>
              <mn>5</mn>
              <mn>2</mn>
            </mfrac>
            <mrow>
              <mtext> </mtext>
              <mo stretchy="false">×</mo>
              <mtext> </mtext>
            </mrow>
            <mfrac>
              <mn>10</mn>
              <mn>7</mn>
            </mfrac>
            <mrow>
              <mtext> </mtext>
              <mo stretchy="false">=</mo>
              <mtext> </mtext>
            </mrow>
            <mstyle color="green">
              <mfrac>
                <mn>99</mn>
                <mn>14</mn>
              </mfrac>
            </mstyle>
          </mrow>
        </mtd>
      </mtr>
      <mtr>
        <mtd>
          <mrow>
            <mtext/>
            <mstyle color="aqua">
              <mrow>
                <mfrac>
                  <mn>7</mn>
                  <mn>2</mn>
                </mfrac>
                <mrow>
                  <mtext> </mtext>
                  <mo stretchy="false">+</mo>
                  <mtext> </mtext>
                </mrow>
                <mfrac>
                  <mn>25</mn>
                  <mn>7</mn>
                </mfrac>
              </mrow>
            </mstyle>
          </mrow>
        </mtd>
      </mtr>
    </mtable>
    <annotation encoding="StarMath 5.0">""7 over 2 " "+ " "5 over 2 " "times " "10 over 7 " "=" " color green {99 over 14} newline
""color cyan {7 over 2" "+ " "25 over 7}</annotation>
  </semantics>
</math>
</file>

<file path=Object 7/content.xml><?xml version="1.0" encoding="utf-8"?>
<math xmlns="http://www.w3.org/1998/Math/MathML" display="block">
  <semantics>
    <mrow>
      <mtext/>
      <mn>1</mn>
      <mrow>
        <mtext> </mtext>
        <mo stretchy="false">−</mo>
        <mtext> </mtext>
      </mrow>
      <mfrac>
        <mn>3</mn>
        <mn>5</mn>
      </mfrac>
      <mrow>
        <mtext> </mtext>
        <mo stretchy="false">×</mo>
        <mtext> </mtext>
      </mrow>
      <mfrac>
        <mn>5</mn>
        <mn>3</mn>
      </mfrac>
      <mrow>
        <mtext> </mtext>
        <mo stretchy="false">=</mo>
        <mtext> </mtext>
      </mrow>
      <mstyle color="green">
        <mn>0</mn>
      </mstyle>
    </mrow>
    <annotation encoding="StarMath 5.0">""1" "-" "3 over 5 " "times" " 5 over 3" "= " "color green { 0} newline
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frac>
              <mn>1</mn>
              <mn>2</mn>
            </mfrac>
            <mrow>
              <mtext> </mtext>
              <mo stretchy="false">+</mo>
              <mtext> </mtext>
            </mrow>
            <mfrac>
              <mn>17</mn>
              <mn>10</mn>
            </mfrac>
            <mrow>
              <mtext> </mtext>
              <mo stretchy="false">÷</mo>
              <mtext> </mtext>
            </mrow>
            <mfrac>
              <mn>17</mn>
              <mn>5</mn>
            </mfrac>
            <mrow>
              <mtext> </mtext>
              <mo stretchy="false">=</mo>
              <mtext> </mtext>
            </mrow>
            <mstyle color="green">
              <mrow>
                <mtext> </mtext>
                <mn>1</mn>
              </mrow>
            </mstyle>
          </mrow>
        </mtd>
      </mtr>
      <mtr>
        <mtd>
          <mrow>
            <mtext/>
            <mstyle color="aqua">
              <mrow>
                <mfrac>
                  <mn>1</mn>
                  <mn>2</mn>
                </mfrac>
                <mrow>
                  <mtext> </mtext>
                  <mo stretchy="false">+</mo>
                  <mtext> </mtext>
                </mrow>
                <mfrac>
                  <menclose notation="horizontalstrike">
                    <mn>17</mn>
                  </menclose>
                  <mrow>
                    <menclose notation="horizontalstrike">
                      <mn>5</mn>
                    </menclose>
                    <mo stretchy="false">×</mo>
                    <mn>2</mn>
                  </mrow>
                </mfrac>
                <mrow>
                  <mtext> </mtext>
                  <mo stretchy="false">×</mo>
                  <mtext> </mtext>
                </mrow>
                <mfrac>
                  <menclose notation="horizontalstrike">
                    <mn>5</mn>
                  </menclose>
                  <menclose notation="horizontalstrike">
                    <mn>17</mn>
                  </menclose>
                </mfrac>
              </mrow>
            </mstyle>
          </mrow>
        </mtd>
      </mtr>
    </mtable>
    <annotation encoding="StarMath 5.0">""1 over 2 " "+" "17 over 10 " "div" "17 over 5" "=" "color green { " "1  } newline
""color cyan{1 over 2 " "+" "{overstrike 17} over {overstrike {5}times 2} " "times" " { overstrike5 } over { overstrike 17 }}</annotation>
  </semantics>
</math>
</file>

<file path=Object 9/content.xml><?xml version="1.0" encoding="utf-8"?>
<math xmlns="http://www.w3.org/1998/Math/MathML" display="block">
  <semantics>
    <mrow>
      <mtext/>
      <mfrac>
        <mn>17</mn>
        <mn>2</mn>
      </mfrac>
      <mrow>
        <mtext> </mtext>
        <mo stretchy="false">÷</mo>
        <mtext> </mtext>
      </mrow>
      <mfrac>
        <mn>17</mn>
        <mn>2</mn>
      </mfrac>
      <mrow>
        <mtext> </mtext>
        <mo stretchy="false">×</mo>
        <mtext> </mtext>
      </mrow>
      <mfrac>
        <mn>17</mn>
        <mn>2</mn>
      </mfrac>
      <mrow>
        <mtext> </mtext>
        <mo stretchy="false">=</mo>
        <mtext> </mtext>
      </mrow>
      <mstyle color="green">
        <mfrac>
          <mn>17</mn>
          <mn>2</mn>
        </mfrac>
      </mstyle>
    </mrow>
    <annotation encoding="StarMath 5.0">""17 over 2 " "div" " 17 over 2" "times " "17 over 2" "=" "color green {17 over 2} newline
</annotation>
  </semantics>
</math>
</file>